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3.23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inion_5classes_alpha_A9" table:style-name="ta1">
        <table:shapes>
          <draw:frame draw:z-index="0" draw:style-name="gr1" draw:text-style-name="P1" svg:width="160.06mm" svg:height="89.88mm" svg:x="138.33mm" svg:y="4.73mm">
            <draw:object draw:notify-on-update-of-ranges="Opinion_5classes_alpha_A9.B7:Opinion_5classes_alpha_A9.I7 Opinion_5classes_alpha_A9.B8:Opinion_5classes_alpha_A9.I8 Opinion_5classes_alpha_A9.B17:Opinion_5classes_alpha_A9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7.79mm" svg:y="103.36mm">
            <draw:object draw:notify-on-update-of-ranges="Opinion_5classes_alpha_A9.B7:Opinion_5classes_alpha_A9.I7 Opinion_5classes_alpha_A9.B26:Opinion_5classes_alpha_A9.I26 Opinion_5classes_alpha_A9.B35:Opinion_5classes_alpha_A9.I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6.62mm" svg:y="198.83mm">
            <draw:object draw:notify-on-update-of-ranges="Opinion_5classes_alpha_A9.B7:Opinion_5classes_alpha_A9.I7 Opinion_5classes_alpha_A9.B17:Opinion_5classes_alpha_A9.I17 Opinion_5classes_alpha_A9.B35:Opinion_5classes_alpha_A9.I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float" office:value="0.429" calcext:value-type="float">
            <text:p>0,429</text:p>
          </table:table-cell>
          <table:table-cell office:value-type="float" office:value="0" calcext:value-type="float">
            <text:p>0</text:p>
          </table:table-cell>
          <table:table-cell office:value-type="float" office:value="7.121" calcext:value-type="float">
            <text:p>7,121</text:p>
          </table:table-cell>
          <table:table-cell office:value-type="float" office:value="9.3" calcext:value-type="float">
            <text:p>9,3</text:p>
          </table:table-cell>
          <table:table-cell office:value-type="float" office:value="2.155" calcext:value-type="float">
            <text:p>2,155</text:p>
          </table:table-cell>
          <table:table-cell office:value-type="float" office:value="14.426" calcext:value-type="float">
            <text:p>14,426</text:p>
          </table:table-cell>
          <table:table-cell office:value-type="float" office:value="18.254" calcext:value-type="float">
            <text:p>18,254</text:p>
          </table:table-cell>
          <table:table-cell office:value-type="float" office:value="21.475" calcext:value-type="float">
            <text:p>21,475</text:p>
          </table:table-cell>
          <table:table-cell office:value-type="float" office:value="30.371" calcext:value-type="float">
            <text:p>30,371</text:p>
          </table:table-cell>
          <table:table-cell/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0" calcext:value-type="float">
            <text:p>0</text:p>
          </table:table-cell>
          <table:table-cell office:value-type="float" office:value="9.699" calcext:value-type="float">
            <text:p>9,699</text:p>
          </table:table-cell>
          <table:table-cell office:value-type="float" office:value="11.065" calcext:value-type="float">
            <text:p>11,065</text:p>
          </table:table-cell>
          <table:table-cell office:value-type="float" office:value="14.338" calcext:value-type="float">
            <text:p>14,338</text:p>
          </table:table-cell>
          <table:table-cell office:value-type="float" office:value="15.693" calcext:value-type="float">
            <text:p>15,693</text:p>
          </table:table-cell>
          <table:table-cell office:value-type="float" office:value="19.306" calcext:value-type="float">
            <text:p>19,306</text:p>
          </table:table-cell>
          <table:table-cell office:value-type="float" office:value="21.698" calcext:value-type="float">
            <text:p>21,698</text:p>
          </table:table-cell>
          <table:table-cell office:value-type="float" office:value="29.819" calcext:value-type="float">
            <text:p>29,819</text:p>
          </table:table-cell>
          <table:table-cell/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0" calcext:value-type="float">
            <text:p>0</text:p>
          </table:table-cell>
          <table:table-cell office:value-type="float" office:value="6.507" calcext:value-type="float">
            <text:p>6,507</text:p>
          </table:table-cell>
          <table:table-cell office:value-type="float" office:value="8.548" calcext:value-type="float">
            <text:p>8,548</text:p>
          </table:table-cell>
          <table:table-cell office:value-type="float" office:value="11.517" calcext:value-type="float">
            <text:p>11,517</text:p>
          </table:table-cell>
          <table:table-cell office:value-type="float" office:value="13.597" calcext:value-type="float">
            <text:p>13,597</text:p>
          </table:table-cell>
          <table:table-cell office:value-type="float" office:value="17.276" calcext:value-type="float">
            <text:p>17,276</text:p>
          </table:table-cell>
          <table:table-cell office:value-type="float" office:value="19.982" calcext:value-type="float">
            <text:p>19,982</text:p>
          </table:table-cell>
          <table:table-cell office:value-type="float" office:value="27.747" calcext:value-type="float">
            <text:p>27,747</text:p>
          </table:table-cell>
          <table:table-cell/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6.532" calcext:value-type="float">
            <text:p>6,532</text:p>
          </table:table-cell>
          <table:table-cell office:value-type="float" office:value="8.684" calcext:value-type="float">
            <text:p>8,684</text:p>
          </table:table-cell>
          <table:table-cell office:value-type="float" office:value="11.741" calcext:value-type="float">
            <text:p>11,741</text:p>
          </table:table-cell>
          <table:table-cell office:value-type="float" office:value="13.85" calcext:value-type="float">
            <text:p>13,85</text:p>
          </table:table-cell>
          <table:table-cell office:value-type="float" office:value="17.111" calcext:value-type="float">
            <text:p>17,111</text:p>
          </table:table-cell>
          <table:table-cell office:value-type="float" office:value="20.048" calcext:value-type="float">
            <text:p>20,048</text:p>
          </table:table-cell>
          <table:table-cell office:value-type="float" office:value="28.312" calcext:value-type="float">
            <text:p>28,312</text:p>
          </table:table-cell>
          <table:table-cell/>
        </table:table-row>
        <table:table-row table:style-name="ro1">
          <table:table-cell office:value-type="float" office:value="0.513" calcext:value-type="float">
            <text:p>0,513</text:p>
          </table:table-cell>
          <table:table-cell office:value-type="float" office:value="0" calcext:value-type="float">
            <text:p>0</text:p>
          </table:table-cell>
          <table:table-cell office:value-type="float" office:value="5.495" calcext:value-type="float">
            <text:p>5,495</text:p>
          </table:table-cell>
          <table:table-cell office:value-type="float" office:value="6.822" calcext:value-type="float">
            <text:p>6,822</text:p>
          </table:table-cell>
          <table:table-cell office:value-type="float" office:value="10.086" calcext:value-type="float">
            <text:p>10,086</text:p>
          </table:table-cell>
          <table:table-cell office:value-type="float" office:value="11.704" calcext:value-type="float">
            <text:p>11,704</text:p>
          </table:table-cell>
          <table:table-cell office:value-type="float" office:value="15.611" calcext:value-type="float">
            <text:p>15,611</text:p>
          </table:table-cell>
          <table:table-cell office:value-type="float" office:value="17.7" calcext:value-type="float">
            <text:p>17,7</text:p>
          </table:table-cell>
          <table:table-cell office:value-type="float" office:value="25.443" calcext:value-type="float">
            <text:p>25,443</text:p>
          </table:table-cell>
          <table:table-cell/>
        </table:table-row>
        <table:table-row table:style-name="ro1">
          <table:table-cell office:value-type="float" office:value="0.516" calcext:value-type="float">
            <text:p>0,516</text:p>
          </table:table-cell>
          <table:table-cell office:value-type="float" office:value="0" calcext:value-type="float">
            <text:p>0</text:p>
          </table:table-cell>
          <table:table-cell office:value-type="float" office:value="6.227" calcext:value-type="float">
            <text:p>6,227</text:p>
          </table:table-cell>
          <table:table-cell office:value-type="float" office:value="7.753" calcext:value-type="float">
            <text:p>7,753</text:p>
          </table:table-cell>
          <table:table-cell office:value-type="float" office:value="10.328" calcext:value-type="float">
            <text:p>10,328</text:p>
          </table:table-cell>
          <table:table-cell office:value-type="float" office:value="12.367" calcext:value-type="float">
            <text:p>12,367</text:p>
          </table:table-cell>
          <table:table-cell office:value-type="float" office:value="15.197" calcext:value-type="float">
            <text:p>15,197</text:p>
          </table:table-cell>
          <table:table-cell office:value-type="float" office:value="17.681" calcext:value-type="float">
            <text:p>17,681</text:p>
          </table:table-cell>
          <table:table-cell office:value-type="float" office:value="25.504" calcext:value-type="float">
            <text:p>25,50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VERAGE([.C1:.C6])" office:value-type="float" office:value="6.93016666666667" calcext:value-type="float">
            <text:p>6,93016666666667</text:p>
          </table:table-cell>
          <table:table-cell table:formula="of:=AVERAGE([.D1:.D6])" office:value-type="float" office:value="8.69533333333333" calcext:value-type="float">
            <text:p>8,69533333333333</text:p>
          </table:table-cell>
          <table:table-cell table:formula="of:=AVERAGE([.E1:.E6])" office:value-type="float" office:value="10.0275" calcext:value-type="float">
            <text:p>10,0275</text:p>
          </table:table-cell>
          <table:table-cell table:formula="of:=AVERAGE([.F1:.F6])" office:value-type="float" office:value="13.6061666666667" calcext:value-type="float">
            <text:p>13,6061666666667</text:p>
          </table:table-cell>
          <table:table-cell table:formula="of:=AVERAGE([.G1:.G6])" office:value-type="float" office:value="17.1258333333333" calcext:value-type="float">
            <text:p>17,1258333333333</text:p>
          </table:table-cell>
          <table:table-cell table:formula="of:=AVERAGE([.H1:.H6])" office:value-type="float" office:value="19.764" calcext:value-type="float">
            <text:p>19,764</text:p>
          </table:table-cell>
          <table:table-cell table:formula="of:=AVERAGE([.I1:.I6])" office:value-type="float" office:value="27.866" calcext:value-type="float">
            <text:p>27,86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.429" calcext:value-type="float">
            <text:p>0,429</text:p>
          </table:table-cell>
          <table:table-cell office:value-type="float" office:value="0" calcext:value-type="float">
            <text:p>0</text:p>
          </table:table-cell>
          <table:table-cell office:value-type="float" office:value="6.937" calcext:value-type="float">
            <text:p>6,937</text:p>
          </table:table-cell>
          <table:table-cell office:value-type="float" office:value="9.193" calcext:value-type="float">
            <text:p>9,193</text:p>
          </table:table-cell>
          <table:table-cell office:value-type="float" office:value="12.089" calcext:value-type="float">
            <text:p>12,089</text:p>
          </table:table-cell>
          <table:table-cell office:value-type="float" office:value="14.255" calcext:value-type="float">
            <text:p>14,255</text:p>
          </table:table-cell>
          <table:table-cell office:value-type="float" office:value="18.223" calcext:value-type="float">
            <text:p>18,223</text:p>
          </table:table-cell>
          <table:table-cell office:value-type="float" office:value="21.231" calcext:value-type="float">
            <text:p>21,231</text:p>
          </table:table-cell>
          <table:table-cell office:value-type="float" office:value="30.187" calcext:value-type="float">
            <text:p>30,187</text:p>
          </table:table-cell>
          <table:table-cell/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0" calcext:value-type="float">
            <text:p>0</text:p>
          </table:table-cell>
          <table:table-cell office:value-type="float" office:value="9.085" calcext:value-type="float">
            <text:p>9,085</text:p>
          </table:table-cell>
          <table:table-cell office:value-type="float" office:value="10.773" calcext:value-type="float">
            <text:p>10,773</text:p>
          </table:table-cell>
          <table:table-cell office:value-type="float" office:value="13.996" calcext:value-type="float">
            <text:p>13,996</text:p>
          </table:table-cell>
          <table:table-cell office:value-type="float" office:value="15.285" calcext:value-type="float">
            <text:p>15,285</text:p>
          </table:table-cell>
          <table:table-cell office:value-type="float" office:value="19.118" calcext:value-type="float">
            <text:p>19,118</text:p>
          </table:table-cell>
          <table:table-cell office:value-type="float" office:value="21.336" calcext:value-type="float">
            <text:p>21,336</text:p>
          </table:table-cell>
          <table:table-cell office:value-type="float" office:value="29.42" calcext:value-type="float">
            <text:p>29,42</text:p>
          </table:table-cell>
          <table:table-cell/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0" calcext:value-type="float">
            <text:p>0</text:p>
          </table:table-cell>
          <table:table-cell office:value-type="float" office:value="5.77" calcext:value-type="float">
            <text:p>5,77</text:p>
          </table:table-cell>
          <table:table-cell office:value-type="float" office:value="8.333" calcext:value-type="float">
            <text:p>8,333</text:p>
          </table:table-cell>
          <table:table-cell office:value-type="float" office:value="11.372" calcext:value-type="float">
            <text:p>11,372</text:p>
          </table:table-cell>
          <table:table-cell office:value-type="float" office:value="13.404" calcext:value-type="float">
            <text:p>13,404</text:p>
          </table:table-cell>
          <table:table-cell office:value-type="float" office:value="17.074" calcext:value-type="float">
            <text:p>17,074</text:p>
          </table:table-cell>
          <table:table-cell office:value-type="float" office:value="20.034" calcext:value-type="float">
            <text:p>20,034</text:p>
          </table:table-cell>
          <table:table-cell office:value-type="float" office:value="28.745" calcext:value-type="float">
            <text:p>28,745</text:p>
          </table:table-cell>
          <table:table-cell/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5.983" calcext:value-type="float">
            <text:p>5,983</text:p>
          </table:table-cell>
          <table:table-cell office:value-type="float" office:value="8.516" calcext:value-type="float">
            <text:p>8,516</text:p>
          </table:table-cell>
          <table:table-cell office:value-type="float" office:value="11.584" calcext:value-type="float">
            <text:p>11,584</text:p>
          </table:table-cell>
          <table:table-cell office:value-type="float" office:value="13.745" calcext:value-type="float">
            <text:p>13,745</text:p>
          </table:table-cell>
          <table:table-cell office:value-type="float" office:value="17.325" calcext:value-type="float">
            <text:p>17,325</text:p>
          </table:table-cell>
          <table:table-cell office:value-type="float" office:value="19.996" calcext:value-type="float">
            <text:p>19,996</text:p>
          </table:table-cell>
          <table:table-cell office:value-type="float" office:value="27.915" calcext:value-type="float">
            <text:p>27,9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513" calcext:value-type="float">
            <text:p>0,513</text:p>
          </table:table-cell>
          <table:table-cell office:value-type="float" office:value="0" calcext:value-type="float">
            <text:p>0</text:p>
          </table:table-cell>
          <table:table-cell office:value-type="float" office:value="4.579" calcext:value-type="float">
            <text:p>4,579</text:p>
          </table:table-cell>
          <table:table-cell office:value-type="float" office:value="6.471" calcext:value-type="float">
            <text:p>6,471</text:p>
          </table:table-cell>
          <table:table-cell office:value-type="float" office:value="10.302" calcext:value-type="float">
            <text:p>10,302</text:p>
          </table:table-cell>
          <table:table-cell office:value-type="float" office:value="11.831" calcext:value-type="float">
            <text:p>11,831</text:p>
          </table:table-cell>
          <table:table-cell office:value-type="float" office:value="15.733" calcext:value-type="float">
            <text:p>15,733</text:p>
          </table:table-cell>
          <table:table-cell office:value-type="float" office:value="17.595" calcext:value-type="float">
            <text:p>17,595</text:p>
          </table:table-cell>
          <table:table-cell office:value-type="float" office:value="25.183" calcext:value-type="float">
            <text:p>25,183</text:p>
          </table:table-cell>
          <table:table-cell/>
        </table:table-row>
        <table:table-row table:style-name="ro1">
          <table:table-cell office:value-type="float" office:value="0.516" calcext:value-type="float">
            <text:p>0,516</text:p>
          </table:table-cell>
          <table:table-cell office:value-type="float" office:value="0" calcext:value-type="float">
            <text:p>0</text:p>
          </table:table-cell>
          <table:table-cell office:value-type="float" office:value="5.433" calcext:value-type="float">
            <text:p>5,433</text:p>
          </table:table-cell>
          <table:table-cell office:value-type="float" office:value="7.601" calcext:value-type="float">
            <text:p>7,601</text:p>
          </table:table-cell>
          <table:table-cell office:value-type="float" office:value="10.407" calcext:value-type="float">
            <text:p>10,407</text:p>
          </table:table-cell>
          <table:table-cell office:value-type="float" office:value="12.001" calcext:value-type="float">
            <text:p>12,001</text:p>
          </table:table-cell>
          <table:table-cell office:value-type="float" office:value="15.232" calcext:value-type="float">
            <text:p>15,232</text:p>
          </table:table-cell>
          <table:table-cell office:value-type="float" office:value="17.497" calcext:value-type="float">
            <text:p>17,497</text:p>
          </table:table-cell>
          <table:table-cell office:value-type="float" office:value="25.183" calcext:value-type="float">
            <text:p>25,1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VERAGE([.C10:.C15])" office:value-type="float" office:value="6.29783333333333" calcext:value-type="float">
            <text:p>6,29783333333333</text:p>
          </table:table-cell>
          <table:table-cell table:formula="of:=AVERAGE([.D10:.D15])" office:value-type="float" office:value="8.48116666666667" calcext:value-type="float">
            <text:p>8,48116666666667</text:p>
          </table:table-cell>
          <table:table-cell table:formula="of:=AVERAGE([.E10:.E15])" office:value-type="float" office:value="11.625" calcext:value-type="float">
            <text:p>11,625</text:p>
          </table:table-cell>
          <table:table-cell table:formula="of:=AVERAGE([.F10:.F15])" office:value-type="float" office:value="13.4201666666667" calcext:value-type="float">
            <text:p>13,4201666666667</text:p>
          </table:table-cell>
          <table:table-cell table:formula="of:=AVERAGE([.G10:.G15])" office:value-type="float" office:value="17.1175" calcext:value-type="float">
            <text:p>17,1175</text:p>
          </table:table-cell>
          <table:table-cell table:formula="of:=AVERAGE([.H10:.H15])" office:value-type="float" office:value="19.6148333333333" calcext:value-type="float">
            <text:p>19,6148333333333</text:p>
          </table:table-cell>
          <table:table-cell table:formula="of:=AVERAGE([.I10:.I15])" office:value-type="float" office:value="27.7721666666667" calcext:value-type="float">
            <text:p>27,772166666666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259" calcext:value-type="float">
            <text:p>9,259</text:p>
          </table:table-cell>
          <table:table-cell office:value-type="float" office:value="12.399" calcext:value-type="float">
            <text:p>12,399</text:p>
          </table:table-cell>
          <table:table-cell office:value-type="float" office:value="17.322" calcext:value-type="float">
            <text:p>17,322</text:p>
          </table:table-cell>
          <table:table-cell office:value-type="float" office:value="22.044" calcext:value-type="float">
            <text:p>22,044</text:p>
          </table:table-cell>
          <table:table-cell office:value-type="float" office:value="26.064" calcext:value-type="float">
            <text:p>26,064</text:p>
          </table:table-cell>
          <table:table-cell office:value-type="float" office:value="30.814" calcext:value-type="float">
            <text:p>30,814</text:p>
          </table:table-cell>
          <table:table-cell office:value-type="float" office:value="40.157" calcext:value-type="float">
            <text:p>40,15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813" calcext:value-type="float">
            <text:p>9,813</text:p>
          </table:table-cell>
          <table:table-cell office:value-type="float" office:value="12.287" calcext:value-type="float">
            <text:p>12,287</text:p>
          </table:table-cell>
          <table:table-cell office:value-type="float" office:value="16.076" calcext:value-type="float">
            <text:p>16,076</text:p>
          </table:table-cell>
          <table:table-cell office:value-type="float" office:value="18.851" calcext:value-type="float">
            <text:p>18,851</text:p>
          </table:table-cell>
          <table:table-cell office:value-type="float" office:value="23.653" calcext:value-type="float">
            <text:p>23,653</text:p>
          </table:table-cell>
          <table:table-cell office:value-type="float" office:value="27.051" calcext:value-type="float">
            <text:p>27,051</text:p>
          </table:table-cell>
          <table:table-cell office:value-type="float" office:value="36.152" calcext:value-type="float">
            <text:p>36,15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.759" calcext:value-type="float">
            <text:p>8,759</text:p>
          </table:table-cell>
          <table:table-cell office:value-type="float" office:value="11.172" calcext:value-type="float">
            <text:p>11,172</text:p>
          </table:table-cell>
          <table:table-cell office:value-type="float" office:value="15.476" calcext:value-type="float">
            <text:p>15,476</text:p>
          </table:table-cell>
          <table:table-cell office:value-type="float" office:value="17.379" calcext:value-type="float">
            <text:p>17,379</text:p>
          </table:table-cell>
          <table:table-cell office:value-type="float" office:value="21.909" calcext:value-type="float">
            <text:p>21,909</text:p>
          </table:table-cell>
          <table:table-cell office:value-type="float" office:value="25.565" calcext:value-type="float">
            <text:p>25,565</text:p>
          </table:table-cell>
          <table:table-cell office:value-type="float" office:value="33.556" calcext:value-type="float">
            <text:p>33,55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971" calcext:value-type="float">
            <text:p>7,971</text:p>
          </table:table-cell>
          <table:table-cell office:value-type="float" office:value="9.964" calcext:value-type="float">
            <text:p>9,964</text:p>
          </table:table-cell>
          <table:table-cell office:value-type="float" office:value="14.614" calcext:value-type="float">
            <text:p>14,614</text:p>
          </table:table-cell>
          <table:table-cell office:value-type="float" office:value="17.667" calcext:value-type="float">
            <text:p>17,667</text:p>
          </table:table-cell>
          <table:table-cell office:value-type="float" office:value="22.579" calcext:value-type="float">
            <text:p>22,579</text:p>
          </table:table-cell>
          <table:table-cell office:value-type="float" office:value="26.492" calcext:value-type="float">
            <text:p>26,492</text:p>
          </table:table-cell>
          <table:table-cell office:value-type="float" office:value="35.99" calcext:value-type="float">
            <text:p>35,9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,138</text:p>
          </table:table-cell>
          <table:table-cell office:value-type="float" office:value="11.638" calcext:value-type="float">
            <text:p>11,638</text:p>
          </table:table-cell>
          <table:table-cell office:value-type="float" office:value="16.215" calcext:value-type="float">
            <text:p>16,215</text:p>
          </table:table-cell>
          <table:table-cell office:value-type="float" office:value="18.167" calcext:value-type="float">
            <text:p>18,167</text:p>
          </table:table-cell>
          <table:table-cell office:value-type="float" office:value="22.5" calcext:value-type="float">
            <text:p>22,5</text:p>
          </table:table-cell>
          <table:table-cell office:value-type="float" office:value="25.878" calcext:value-type="float">
            <text:p>25,878</text:p>
          </table:table-cell>
          <table:table-cell office:value-type="float" office:value="34.732" calcext:value-type="float">
            <text:p>34,73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602" calcext:value-type="float">
            <text:p>6,602</text:p>
          </table:table-cell>
          <table:table-cell office:value-type="float" office:value="8.635" calcext:value-type="float">
            <text:p>8,635</text:p>
          </table:table-cell>
          <table:table-cell office:value-type="float" office:value="12.802" calcext:value-type="float">
            <text:p>12,802</text:p>
          </table:table-cell>
          <table:table-cell office:value-type="float" office:value="15.902" calcext:value-type="float">
            <text:p>15,902</text:p>
          </table:table-cell>
          <table:table-cell office:value-type="float" office:value="21.003" calcext:value-type="float">
            <text:p>21,003</text:p>
          </table:table-cell>
          <table:table-cell office:value-type="float" office:value="24.983" calcext:value-type="float">
            <text:p>24,983</text:p>
          </table:table-cell>
          <table:table-cell office:value-type="float" office:value="34.823" calcext:value-type="float">
            <text:p>34,82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VERAGE([.C19:.C24])" office:value-type="float" office:value="8.757" calcext:value-type="float">
            <text:p>8,757</text:p>
          </table:table-cell>
          <table:table-cell table:formula="of:=AVERAGE([.D19:.D24])" office:value-type="float" office:value="11.0158333333333" calcext:value-type="float">
            <text:p>11,0158333333333</text:p>
          </table:table-cell>
          <table:table-cell table:formula="of:=AVERAGE([.E19:.E24])" office:value-type="float" office:value="15.4175" calcext:value-type="float">
            <text:p>15,4175</text:p>
          </table:table-cell>
          <table:table-cell table:formula="of:=AVERAGE([.F19:.F24])" office:value-type="float" office:value="18.335" calcext:value-type="float">
            <text:p>18,335</text:p>
          </table:table-cell>
          <table:table-cell table:formula="of:=AVERAGE([.G19:.G24])" office:value-type="float" office:value="22.9513333333333" calcext:value-type="float">
            <text:p>22,9513333333333</text:p>
          </table:table-cell>
          <table:table-cell table:formula="of:=AVERAGE([.H19:.H24])" office:value-type="float" office:value="26.7971666666667" calcext:value-type="float">
            <text:p>26,7971666666667</text:p>
          </table:table-cell>
          <table:table-cell table:formula="of:=AVERAGE([.I19:.I24])" office:value-type="float" office:value="35.9016666666667" calcext:value-type="float">
            <text:p>35,901666666666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.213" calcext:value-type="float">
            <text:p>8,213</text:p>
          </table:table-cell>
          <table:table-cell office:value-type="float" office:value="12.581" calcext:value-type="float">
            <text:p>12,581</text:p>
          </table:table-cell>
          <table:table-cell office:value-type="float" office:value="16.934" calcext:value-type="float">
            <text:p>16,934</text:p>
          </table:table-cell>
          <table:table-cell office:value-type="float" office:value="21.739" calcext:value-type="float">
            <text:p>21,739</text:p>
          </table:table-cell>
          <table:table-cell office:value-type="float" office:value="26.035" calcext:value-type="float">
            <text:p>26,035</text:p>
          </table:table-cell>
          <table:table-cell office:value-type="float" office:value="30.599" calcext:value-type="float">
            <text:p>30,599</text:p>
          </table:table-cell>
          <table:table-cell office:value-type="float" office:value="39.01" calcext:value-type="float">
            <text:p>39,0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489" calcext:value-type="float">
            <text:p>9,489</text:p>
          </table:table-cell>
          <table:table-cell office:value-type="float" office:value="11.496" calcext:value-type="float">
            <text:p>11,496</text:p>
          </table:table-cell>
          <table:table-cell office:value-type="float" office:value="15.998" calcext:value-type="float">
            <text:p>15,998</text:p>
          </table:table-cell>
          <table:table-cell office:value-type="float" office:value="18.862" calcext:value-type="float">
            <text:p>18,862</text:p>
          </table:table-cell>
          <table:table-cell office:value-type="float" office:value="23.363" calcext:value-type="float">
            <text:p>23,363</text:p>
          </table:table-cell>
          <table:table-cell office:value-type="float" office:value="26.851" calcext:value-type="float">
            <text:p>26,851</text:p>
          </table:table-cell>
          <table:table-cell office:value-type="float" office:value="35.807" calcext:value-type="float">
            <text:p>35,80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327" calcext:value-type="float">
            <text:p>9,327</text:p>
          </table:table-cell>
          <table:table-cell office:value-type="float" office:value="11.253" calcext:value-type="float">
            <text:p>11,253</text:p>
          </table:table-cell>
          <table:table-cell office:value-type="float" office:value="15.285" calcext:value-type="float">
            <text:p>15,285</text:p>
          </table:table-cell>
          <table:table-cell office:value-type="float" office:value="17.449" calcext:value-type="float">
            <text:p>17,449</text:p>
          </table:table-cell>
          <table:table-cell office:value-type="float" office:value="21.602" calcext:value-type="float">
            <text:p>21,602</text:p>
          </table:table-cell>
          <table:table-cell office:value-type="float" office:value="25.295" calcext:value-type="float">
            <text:p>25,295</text:p>
          </table:table-cell>
          <table:table-cell office:value-type="float" office:value="32.786" calcext:value-type="float">
            <text:p>32,78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488" calcext:value-type="float">
            <text:p>7,488</text:p>
          </table:table-cell>
          <table:table-cell office:value-type="float" office:value="10.125" calcext:value-type="float">
            <text:p>10,125</text:p>
          </table:table-cell>
          <table:table-cell office:value-type="float" office:value="14.941" calcext:value-type="float">
            <text:p>14,941</text:p>
          </table:table-cell>
          <table:table-cell office:value-type="float" office:value="17.633" calcext:value-type="float">
            <text:p>17,633</text:p>
          </table:table-cell>
          <table:table-cell office:value-type="float" office:value="22.424" calcext:value-type="float">
            <text:p>22,424</text:p>
          </table:table-cell>
          <table:table-cell office:value-type="float" office:value="26.251" calcext:value-type="float">
            <text:p>26,251</text:p>
          </table:table-cell>
          <table:table-cell office:value-type="float" office:value="35.266" calcext:value-type="float">
            <text:p>35,26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732" calcext:value-type="float">
            <text:p>9,732</text:p>
          </table:table-cell>
          <table:table-cell office:value-type="float" office:value="11.334" calcext:value-type="float">
            <text:p>11,334</text:p>
          </table:table-cell>
          <table:table-cell office:value-type="float" office:value="15.989" calcext:value-type="float">
            <text:p>15,989</text:p>
          </table:table-cell>
          <table:table-cell office:value-type="float" office:value="18.127" calcext:value-type="float">
            <text:p>18,127</text:p>
          </table:table-cell>
          <table:table-cell office:value-type="float" office:value="22.552" calcext:value-type="float">
            <text:p>22,552</text:p>
          </table:table-cell>
          <table:table-cell office:value-type="float" office:value="25.852" calcext:value-type="float">
            <text:p>25,852</text:p>
          </table:table-cell>
          <table:table-cell office:value-type="float" office:value="33.556" calcext:value-type="float">
            <text:p>33,55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119" calcext:value-type="float">
            <text:p>6,119</text:p>
          </table:table-cell>
          <table:table-cell office:value-type="float" office:value="8.514" calcext:value-type="float">
            <text:p>8,514</text:p>
          </table:table-cell>
          <table:table-cell office:value-type="float" office:value="12.828" calcext:value-type="float">
            <text:p>12,828</text:p>
          </table:table-cell>
          <table:table-cell office:value-type="float" office:value="15.873" calcext:value-type="float">
            <text:p>15,873</text:p>
          </table:table-cell>
          <table:table-cell office:value-type="float" office:value="20.773" calcext:value-type="float">
            <text:p>20,773</text:p>
          </table:table-cell>
          <table:table-cell office:value-type="float" office:value="24.802" calcext:value-type="float">
            <text:p>24,802</text:p>
          </table:table-cell>
          <table:table-cell office:value-type="float" office:value="33.957" calcext:value-type="float">
            <text:p>33,95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VERAGE([.C28:.C33])" office:value-type="float" office:value="8.39466666666667" calcext:value-type="float">
            <text:p>8,39466666666667</text:p>
          </table:table-cell>
          <table:table-cell table:formula="of:=AVERAGE([.D28:.D33])" office:value-type="float" office:value="10.8838333333333" calcext:value-type="float">
            <text:p>10,8838333333333</text:p>
          </table:table-cell>
          <table:table-cell table:formula="of:=AVERAGE([.E28:.E33])" office:value-type="float" office:value="15.3291666666667" calcext:value-type="float">
            <text:p>15,3291666666667</text:p>
          </table:table-cell>
          <table:table-cell table:formula="of:=AVERAGE([.F28:.F33])" office:value-type="float" office:value="18.2805" calcext:value-type="float">
            <text:p>18,2805</text:p>
          </table:table-cell>
          <table:table-cell table:formula="of:=AVERAGE([.G28:.G33])" office:value-type="float" office:value="22.7915" calcext:value-type="float">
            <text:p>22,7915</text:p>
          </table:table-cell>
          <table:table-cell table:formula="of:=AVERAGE([.H28:.H33])" office:value-type="float" office:value="26.6083333333333" calcext:value-type="float">
            <text:p>26,6083333333333</text:p>
          </table:table-cell>
          <table:table-cell table:formula="of:=AVERAGE([.I28:.I33])" office:value-type="float" office:value="35.0636666666667" calcext:value-type="float">
            <text:p>35,06366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4:38:19.775000000</dc:date>
    <meta:editing-duration>PT23M52S</meta:editing-duration>
    <meta:editing-cycles>3</meta:editing-cycles>
    <meta:generator>LibreOffice/5.4.6.2$Windows_X86_64 LibreOffice_project/4014ce260a04f1026ba855d3b8d91541c224eab8</meta:generator>
    <meta:document-statistic meta:table-count="1" meta:cell-count="2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89cm" xlink:href=".." xlink:type="simple" chart:class="chart:line" chart:style-name="ch1">
        <chart:legend chart:legend-position="end" svg:x="12.779cm" svg:y="3.94cm" style:legend-expansion="high" chart:style-name="ch2"/>
        <chart:plot-area chart:style-name="ch3" table:cell-range-address="Opinion_5classes_alpha_A9.B7:Opinion_5classes_alpha_A9.I8 Opinion_5classes_alpha_A9.B17:Opinion_5classes_alpha_A9.I17" chart:data-source-has-labels="both" svg:x="1.321cm" svg:y="0.179cm" svg:width="11.138cm" svg:height="7.66cm">
          <chartooo:coordinate-region svg:x="1.953cm" svg:y="0.381cm" svg:width="10.409cm" svg:height="6.805cm"/>
          <chart:axis chart:dimension="x" chart:name="primary-x" chart:style-name="ch4" chartooo:axis-type="auto">
            <chartooo:date-scale/>
            <chart:title svg:x="5.34cm" svg:y="8.018cm" chart:style-name="ch5">
              <text:p>nombre d'annotateurs</text:p>
            </chart:title>
            <chart:categories table:cell-range-address="Opinion_5classes_alpha_A9.B7:Opinion_5classes_alpha_A9.I7"/>
          </chart:axis>
          <chart:axis chart:dimension="y" chart:name="primary-y" chart:style-name="ch4">
            <chart:title svg:x="0.451cm" svg:y="5.273cm" chart:style-name="ch6">
              <text:p>% de modification</text:p>
            </chart:title>
            <chart:grid chart:style-name="ch7" chart:class="major"/>
          </chart:axis>
          <chart:series chart:style-name="ch8" chart:values-cell-range-address="Opinion_5classes_alpha_A9.B8:Opinion_5classes_alpha_A9.I8" loext:label-string="ref9ann" chart:class="chart:line">
            <chart:data-point chart:repeated="8"/>
          </chart:series>
          <chart:series chart:style-name="ch9" chart:values-cell-range-address="Opinion_5classes_alpha_A9.B17:Opinion_5classes_alpha_A9.I17" loext:label-string="refparcombi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9ann</text:p>
              </table:table-cell>
              <table:table-cell office:value-type="string">
                <text:p>refparcombi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Opinion_5classes_alpha_A9.B7:Opinion_5classes_alpha_A9.I7</svg:desc>
                </draw:g>
              </table:table-cell>
              <table:table-cell office:value-type="float" office:value="0">
                <text:p>0</text:p>
                <draw:g>
                  <svg:desc>Opinion_5classes_alpha_A9.B8:Opinion_5classes_alpha_A9.I8</svg:desc>
                </draw:g>
              </table:table-cell>
              <table:table-cell office:value-type="float" office:value="0">
                <text:p>0</text:p>
                <draw:g>
                  <svg:desc>Opinion_5classes_alpha_A9.B17:Opinion_5classes_alpha_A9.I17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3016666666667">
                <text:p>6.93016666666667</text:p>
              </table:table-cell>
              <table:table-cell office:value-type="float" office:value="6.29783333333333">
                <text:p>6.2978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69533333333333">
                <text:p>8.69533333333333</text:p>
              </table:table-cell>
              <table:table-cell office:value-type="float" office:value="8.48116666666667">
                <text:p>8.4811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0275">
                <text:p>10.0275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6061666666667">
                <text:p>13.6061666666667</text:p>
              </table:table-cell>
              <table:table-cell office:value-type="float" office:value="13.4201666666667">
                <text:p>13.4201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1258333333333">
                <text:p>17.1258333333333</text:p>
              </table:table-cell>
              <table:table-cell office:value-type="float" office:value="17.1175">
                <text:p>17.11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.764">
                <text:p>19.764</text:p>
              </table:table-cell>
              <table:table-cell office:value-type="float" office:value="19.6148333333333">
                <text:p>19.6148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.866">
                <text:p>27.866</text:p>
              </table:table-cell>
              <table:table-cell office:value-type="float" office:value="27.7721666666667">
                <text:p>27.7721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2cm" svg:y="3.946cm" style:legend-expansion="high" chart:style-name="ch2"/>
        <chart:plot-area chart:style-name="ch3" table:cell-range-address="Opinion_5classes_alpha_A9.B7:Opinion_5classes_alpha_A9.I7 Opinion_5classes_alpha_A9.B26:Opinion_5classes_alpha_A9.I26 Opinion_5classes_alpha_A9.B35:Opinion_5classes_alpha_A9.I35" chart:data-source-has-labels="both" svg:x="1.321cm" svg:y="0.18cm" svg:width="11.131cm" svg:height="7.669cm">
          <chartooo:coordinate-region svg:x="1.953cm" svg:y="0.382cm" svg:width="10.402cm" svg:height="6.814cm"/>
          <chart:axis chart:dimension="x" chart:name="primary-x" chart:style-name="ch4" chartooo:axis-type="auto">
            <chartooo:date-scale/>
            <chart:title svg:x="5.336cm" svg:y="8.029cm" chart:style-name="ch5">
              <text:p>nombre d'annotateurs</text:p>
            </chart:title>
            <chart:categories table:cell-range-address="Opinion_5classes_alpha_A9.B7:Opinion_5classes_alpha_A9.I7"/>
          </chart:axis>
          <chart:axis chart:dimension="y" chart:name="primary-y" chart:style-name="ch4">
            <chart:title svg:x="0.451cm" svg:y="5.278cm" chart:style-name="ch6">
              <text:p>% de modification</text:p>
            </chart:title>
            <chart:grid chart:style-name="ch7" chart:class="major"/>
          </chart:axis>
          <chart:series chart:style-name="ch8" chart:values-cell-range-address="Opinion_5classes_alpha_A9.B26:Opinion_5classes_alpha_A9.I26" loext:label-string="ref9ann" chart:class="chart:line">
            <chart:data-point chart:repeated="8"/>
          </chart:series>
          <chart:series chart:style-name="ch9" chart:values-cell-range-address="Opinion_5classes_alpha_A9.B35:Opinion_5classes_alpha_A9.I35" loext:label-string="refparcombi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9ann</text:p>
              </table:table-cell>
              <table:table-cell office:value-type="string">
                <text:p>refparcombi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Opinion_5classes_alpha_A9.B7:Opinion_5classes_alpha_A9.I7</svg:desc>
                </draw:g>
              </table:table-cell>
              <table:table-cell office:value-type="float" office:value="0">
                <text:p>0</text:p>
                <draw:g>
                  <svg:desc>Opinion_5classes_alpha_A9.B26:Opinion_5classes_alpha_A9.I26</svg:desc>
                </draw:g>
              </table:table-cell>
              <table:table-cell office:value-type="float" office:value="0">
                <text:p>0</text:p>
                <draw:g>
                  <svg:desc>Opinion_5classes_alpha_A9.B35:Opinion_5classes_alpha_A9.I3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757">
                <text:p>8.757</text:p>
              </table:table-cell>
              <table:table-cell office:value-type="float" office:value="8.39466666666667">
                <text:p>8.394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0158333333333">
                <text:p>11.0158333333333</text:p>
              </table:table-cell>
              <table:table-cell office:value-type="float" office:value="10.8838333333333">
                <text:p>10.8838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4175">
                <text:p>15.4175</text:p>
              </table:table-cell>
              <table:table-cell office:value-type="float" office:value="15.3291666666667">
                <text:p>15.3291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335">
                <text:p>18.335</text:p>
              </table:table-cell>
              <table:table-cell office:value-type="float" office:value="18.2805">
                <text:p>18.28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.9513333333333">
                <text:p>22.9513333333333</text:p>
              </table:table-cell>
              <table:table-cell office:value-type="float" office:value="22.7915">
                <text:p>22.79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.7971666666667">
                <text:p>26.7971666666667</text:p>
              </table:table-cell>
              <table:table-cell office:value-type="float" office:value="26.6083333333333">
                <text:p>26.608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9016666666667">
                <text:p>35.9016666666667</text:p>
              </table:table-cell>
              <table:table-cell office:value-type="float" office:value="35.0636666666667">
                <text:p>35.063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07cm" svg:y="3.946cm" style:legend-expansion="high" chart:style-name="ch2"/>
        <chart:plot-area chart:style-name="ch3" table:cell-range-address="Opinion_5classes_alpha_A9.B7:Opinion_5classes_alpha_A9.I7 Opinion_5classes_alpha_A9.B17:Opinion_5classes_alpha_A9.I17 Opinion_5classes_alpha_A9.B35:Opinion_5classes_alpha_A9.I35" chart:data-source-has-labels="both" svg:x="0.32cm" svg:y="0.18cm" svg:width="12.767cm" svg:height="8.64cm">
          <chartooo:coordinate-region svg:x="0.952cm" svg:y="0.382cm" svg:width="12.038cm" svg:height="7.785cm"/>
          <chart:axis chart:dimension="x" chart:name="primary-x" chart:style-name="ch4" chartooo:axis-type="auto">
            <chartooo:date-scale/>
            <chart:categories table:cell-range-address="Opinion_5classes_alpha_A9.B7:Opinion_5classes_alpha_A9.I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pinion_5classes_alpha_A9.B17:Opinion_5classes_alpha_A9.I17" loext:label-string="opinion" chart:class="chart:line">
            <chart:data-point chart:repeated="8"/>
          </chart:series>
          <chart:series chart:style-name="ch7" chart:values-cell-range-address="Opinion_5classes_alpha_A9.B35:Opinion_5classes_alpha_A9.I35" loext:label-string="emotion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</table:table-cell>
              <table:table-cell office:value-type="string">
                <text:p>emotion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Opinion_5classes_alpha_A9.B7:Opinion_5classes_alpha_A9.I7</svg:desc>
                </draw:g>
              </table:table-cell>
              <table:table-cell office:value-type="float" office:value="0">
                <text:p>0</text:p>
                <draw:g>
                  <svg:desc>Opinion_5classes_alpha_A9.B17:Opinion_5classes_alpha_A9.I17</svg:desc>
                </draw:g>
              </table:table-cell>
              <table:table-cell office:value-type="float" office:value="0">
                <text:p>0</text:p>
                <draw:g>
                  <svg:desc>Opinion_5classes_alpha_A9.B35:Opinion_5classes_alpha_A9.I3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29783333333333">
                <text:p>6.29783333333333</text:p>
              </table:table-cell>
              <table:table-cell office:value-type="float" office:value="8.39466666666667">
                <text:p>8.394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48116666666667">
                <text:p>8.48116666666667</text:p>
              </table:table-cell>
              <table:table-cell office:value-type="float" office:value="10.8838333333333">
                <text:p>10.8838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625">
                <text:p>11.625</text:p>
              </table:table-cell>
              <table:table-cell office:value-type="float" office:value="15.3291666666667">
                <text:p>15.3291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4201666666667">
                <text:p>13.4201666666667</text:p>
              </table:table-cell>
              <table:table-cell office:value-type="float" office:value="18.2805">
                <text:p>18.28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1175">
                <text:p>17.1175</text:p>
              </table:table-cell>
              <table:table-cell office:value-type="float" office:value="22.7915">
                <text:p>22.79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.6148333333333">
                <text:p>19.6148333333333</text:p>
              </table:table-cell>
              <table:table-cell office:value-type="float" office:value="26.6083333333333">
                <text:p>26.608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.7721666666667">
                <text:p>27.7721666666667</text:p>
              </table:table-cell>
              <table:table-cell office:value-type="float" office:value="35.0636666666667">
                <text:p>35.063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